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.setCommand( String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eamPumper.pump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ec.setDir( String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.Ex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.outputLog( String line , int messageLev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reamPumper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xec.log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eamPumper.StreamPumper( InputStream is , int message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.setFailonerror( boolean f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.setOutput( String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.setOs( String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.run( String comman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66">
            <text:p text:style-name="Table_20_Contents">6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